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4372f" officeooo:paragraph-rsid="0014372f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7cf50" officeooo:paragraph-rsid="0017cf5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7cf50" officeooo:paragraph-rsid="0017cf50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f8e8a" officeooo:paragraph-rsid="001f8e8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4f6a" officeooo:paragraph-rsid="001b4f6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8639" officeooo:paragraph-rsid="001c863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3732" officeooo:paragraph-rsid="001e373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f8e8a" officeooo:paragraph-rsid="001f8e8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bold" officeooo:rsid="00184293" officeooo:paragraph-rsid="0018429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bold" officeooo:rsid="0018941f" officeooo:paragraph-rsid="0018941f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bold" officeooo:rsid="0018941f" officeooo:paragraph-rsid="0020b584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bold" officeooo:rsid="001b4f6a" officeooo:paragraph-rsid="001b4f6a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bold" officeooo:rsid="00203871" officeooo:paragraph-rsid="00203871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bold" officeooo:rsid="0020b584" officeooo:paragraph-rsid="0020b58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0pt" style:text-underline-style="none" fo:font-weight="normal" officeooo:rsid="0018941f" officeooo:paragraph-rsid="0018941f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Liberation Serif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officeooo:paragraph-rsid="0023337e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8639" officeooo:paragraph-rsid="0020c5a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c8639" officeooo:paragraph-rsid="001c8639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e3732" officeooo:paragraph-rsid="001e3732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f8e8a" officeooo:paragraph-rsid="001f8e8a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17cf50" officeooo:paragraph-rsid="0017cf50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0pt" style:text-underline-style="none" fo:font-weight="normal" officeooo:rsid="0018941f" officeooo:paragraph-rsid="0018941f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0pt" style:text-underline-style="none" fo:font-weight="normal" officeooo:rsid="0018941f" officeooo:paragraph-rsid="0023337e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officeooo:paragraph-rsid="0023337e"/>
    </style:style>
    <style:style style:name="P28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20b584" officeooo:paragraph-rsid="0020b584" style:font-size-asian="10pt" style:font-weight-asian="normal" style:font-size-complex="10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style:text-underline-style="solid" style:text-underline-width="auto" style:text-underline-color="font-color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fo:font-weight="bold" officeooo:rsid="0017cf50" style:font-size-asian="10pt" style:font-weight-asian="bold" style:font-size-complex="12pt" style:font-weight-complex="bold"/>
    </style:style>
    <style:style style:name="T5" style:family="text">
      <style:text-properties fo:color="#000000" style:font-name="Liberation Serif" fo:font-size="10pt" style:font-size-asian="10pt"/>
    </style:style>
    <style:style style:name="T6" style:family="text">
      <style:text-properties fo:color="#000000" style:font-name="Liberation Serif" fo:font-size="10pt" officeooo:rsid="0023337e" style:font-size-asian="10pt"/>
    </style:style>
    <style:style style:name="T7" style:family="text">
      <style:text-properties fo:color="#000000" style:font-name="Liberation Serif" fo:font-size="10pt" fo:font-weight="bold" officeooo:rsid="0017cf50" style:font-size-asian="10pt" style:font-weight-asian="bold" style:font-size-complex="12pt" style:font-weight-complex="bold"/>
    </style:style>
    <style:style style:name="T8" style:family="text">
      <style:text-properties fo:color="#000000" style:font-name="Liberation Serif" fo:font-size="10pt" fo:font-weight="bold" officeooo:rsid="0023337e" style:font-size-asian="10pt" style:font-weight-asian="bold" style:font-size-complex="12pt" style:font-weight-complex="bold"/>
    </style:style>
    <style:style style:name="T9" style:family="text">
      <style:text-properties fo:color="#000000" style:font-name="Liberation Serif" fo:font-size="10pt" fo:font-weight="bold" style:font-size-asian="10pt" style:font-weight-asian="bold" style:font-weight-complex="bold"/>
    </style:style>
    <style:style style:name="T10" style:family="text">
      <style:text-properties fo:color="#000000" style:font-name="Liberation Serif" fo:font-size="10pt" fo:font-weight="normal" officeooo:rsid="0017cf50" style:font-size-asian="10pt" style:font-weight-asian="normal" style:font-size-complex="12pt" style:font-weight-complex="normal"/>
    </style:style>
    <style:style style:name="T11" style:family="text">
      <style:text-properties fo:color="#000000" style:font-name="Liberation Serif" fo:font-size="10pt" fo:font-weight="normal" officeooo:rsid="0023337e" style:font-size-asian="10pt" style:font-weight-asian="normal" style:font-size-complex="12pt" style:font-weight-complex="normal"/>
    </style:style>
    <style:style style:name="T12" style:family="text">
      <style:text-properties fo:color="#000000" style:font-name="Liberation Serif" fo:font-size="10pt" fo:font-weight="normal" style:font-size-asian="10pt" style:font-weight-asian="normal" style:font-weight-complex="normal"/>
    </style:style>
    <style:style style:name="T13" style:family="text">
      <style:text-properties fo:color="#000000" fo:font-size="10pt" style:font-size-asian="10pt"/>
    </style:style>
    <style:style style:name="T14" style:family="text">
      <style:text-properties fo:color="#000000" fo:font-size="10pt" fo:font-style="italic" style:font-size-asian="10pt" style:font-style-asian="italic"/>
    </style:style>
    <style:style style:name="T15" style:family="text">
      <style:text-properties fo:color="#557f5f"/>
    </style:style>
    <style:style style:name="T16" style:family="text">
      <style:text-properties fo:color="#22804c"/>
    </style:style>
    <style:style style:name="T17" style:family="text">
      <style:text-properties fo:color="#7f0055"/>
    </style:style>
    <style:style style:name="T18" style:family="text">
      <style:text-properties fo:color="#7f0055" style:font-name="Liberation Serif" fo:font-size="10pt" style:font-size-asian="10pt"/>
    </style:style>
    <style:style style:name="T19" style:family="text">
      <style:text-properties fo:color="#7f0055" style:font-name="Liberation Serif" fo:font-size="10pt" fo:font-weight="bold" officeooo:rsid="0017cf50" style:font-size-asian="10pt" style:font-weight-asian="bold" style:font-size-complex="12pt" style:font-weight-complex="bold"/>
    </style:style>
    <style:style style:name="T20" style:family="text">
      <style:text-properties fo:color="#7f0055" style:font-name="Liberation Serif" fo:font-size="10pt" fo:font-weight="normal" officeooo:rsid="0017cf50" style:font-size-asian="10pt" style:font-weight-asian="normal" style:font-size-complex="12pt" style:font-weight-complex="normal"/>
    </style:style>
    <style:style style:name="T21" style:family="text">
      <style:text-properties fo:color="#7f0055" fo:font-size="10pt" fo:font-weight="bold" style:font-size-asian="10pt" style:font-weight-asian="bold"/>
    </style:style>
    <style:style style:name="T22" style:family="text">
      <style:text-properties fo:color="#005032"/>
    </style:style>
    <style:style style:name="T23" style:family="text">
      <style:text-properties fo:color="#0000c0"/>
    </style:style>
    <style:style style:name="T24" style:family="text">
      <style:text-properties fo:color="#0000c0" style:font-name="Monospace" fo:font-size="10pt" style:font-size-asian="10pt"/>
    </style:style>
    <style:style style:name="T25" style:family="text">
      <style:text-properties fo:color="#0000c0" style:font-name="Liberation Serif" fo:font-size="10pt" style:font-size-asian="10pt"/>
    </style:style>
    <style:style style:name="T26" style:family="text">
      <style:text-properties fo:color="#0000c0" fo:font-size="10pt" style:font-size-asian="10pt"/>
    </style:style>
    <style:style style:name="T27" style:family="text">
      <style:text-properties officeooo:rsid="0019600b"/>
    </style:style>
    <style:style style:name="T28" style:family="text">
      <style:text-properties fo:font-weight="normal" officeooo:rsid="0020b584" style:font-weight-asian="normal" style:font-weight-complex="normal"/>
    </style:style>
    <style:style style:name="T29" style:family="text">
      <style:text-properties fo:font-weight="normal" officeooo:rsid="00265ef4" style:font-weight-asian="normal" style:font-weight-complex="normal"/>
    </style:style>
    <style:style style:name="T30" style:family="text">
      <style:text-properties fo:font-weight="normal" officeooo:rsid="00278196" style:font-weight-asian="normal" style:font-weight-complex="normal"/>
    </style:style>
    <style:style style:name="T31" style:family="text">
      <style:text-properties officeooo:rsid="0020c5af"/>
    </style:style>
    <style:style style:name="T32" style:family="text">
      <style:text-properties fo:font-size="12pt" fo:font-weight="bold" style:font-size-asian="10.5pt" style:font-weight-asian="bold" style:font-size-complex="12pt" style:font-weight-complex="bold"/>
    </style:style>
    <style:style style:name="T33" style:family="text">
      <style:text-properties fo:font-size="12pt" fo:font-weight="bold" officeooo:rsid="0023337e" style:font-size-asian="10.5pt" style:font-weight-asian="bold" style:font-size-complex="12pt" style:font-weight-complex="bold"/>
    </style:style>
    <style:style style:name="T34" style:family="text">
      <style:text-properties fo:font-size="12pt" style:font-size-asian="10.5pt" style:font-size-complex="12pt"/>
    </style:style>
    <style:style style:name="T35" style:family="text">
      <style:text-properties fo:font-size="12pt" officeooo:rsid="0023337e" style:font-size-asian="10.5pt" style:font-size-complex="12pt"/>
    </style:style>
    <style:style style:name="T36" style:family="text">
      <style:text-properties officeooo:rsid="0021a749"/>
    </style:style>
    <style:style style:name="T37" style:family="text">
      <style:text-properties style:font-name="Liberation Serif" fo:font-size="12pt" style:text-underline-style="none" fo:font-weight="bold" officeooo:rsid="0018941f" style:font-size-asian="10.5pt" style:font-weight-asian="bold" style:font-size-complex="12pt" style:font-weight-complex="bold"/>
    </style:style>
    <style:style style:name="T38" style:family="text">
      <style:text-properties fo:font-size="10pt" style:font-size-asian="10pt" style:font-size-complex="10pt"/>
    </style:style>
    <style:style style:name="T39" style:family="text">
      <style:text-properties fo:font-size="10pt" fo:font-weight="normal" officeooo:rsid="0020b584" style:font-size-asian="10pt" style:font-weight-asian="normal" style:font-size-complex="10pt" style:font-weight-complex="normal"/>
    </style:style>
    <style:style style:name="T40" style:family="text">
      <style:text-properties officeooo:rsid="00265e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ush Notification</text:p>
      <text:p text:style-name="P1"/>
      <text:p text:style-name="P3">Implementation</text:p>
      <text:p text:style-name="P3"/>
      <text:p text:style-name="P9">Firebase <text:span text:style-name="T27">Cloud Messaging</text:span></text:p>
      <text:p text:style-name="P9"/>
      <text:p text:style-name="P12">Requirements</text:p>
      <text:p text:style-name="P12"/>
      <text:p text:style-name="P5">PHP &gt;= 5.6</text:p>
      <text:p text:style-name="P5">CakePHP &gt;=3.4</text:p>
      <text:p text:style-name="P5"/>
      <text:p text:style-name="P21">Using Composer -</text:p>
      <text:p text:style-name="P20">To install this plugin <text:span text:style-name="T31">(</text:span>ker0x<text:span text:style-name="T31">)</text:span>, run composer require ker0x/cakephp-push or add this snippet in your project’s </text:p>
      <text:p text:style-name="P6">composer.json.</text:p>
      <text:p text:style-name="P7">{ </text:p>
      <text:p text:style-name="P7">"require": { </text:p>
      <text:p text:style-name="P7">"ker0x/cakephp-push": "~2.0" </text:p>
      <text:p text:style-name="P7">} </text:p>
      <text:p text:style-name="P7">}</text:p>
      <text:p text:style-name="P7"/>
      <text:p text:style-name="P22">Enable plugin -</text:p>
      <text:p text:style-name="P7">You can load the plugin by typing the following command in a terminal:</text:p>
      <text:p text:style-name="P7"><text:tab/>bin/cake plugin load Kerox/Push -b</text:p>
      <text:p text:style-name="P7">or by adding the following line inside your config/bootstrap.php file:</text:p>
      <text:p text:style-name="P7"><text:tab/>Plugin::load('Kerox/Push', ['bootstrap' =&gt; true]);</text:p>
      <text:p text:style-name="P9"/>
      <text:p text:style-name="P10"/>
      <text:p text:style-name="P23">Make a config file config/push.php:</text:p>
      <text:p text:style-name="P8">return [ </text:p>
      <text:p text:style-name="P8">'Push' =&gt; [ </text:p>
      <text:p text:style-name="P8">'adapters' =&gt; [ </text:p>
      <text:p text:style-name="P8">'Fcm' =&gt; [ </text:p>
      <text:p text:style-name="P8">'api' =&gt; [ </text:p>
      <text:p text:style-name="P8">'key' =&gt; '&lt;<text:span text:style-name="T36">fcm-</text:span>api-key&gt;', </text:p>
      <text:p text:style-name="P8">'url' =&gt; 'https://fcm.googleapis.com/fcm/send', </text:p>
      <text:p text:style-name="P8">], </text:p>
      <text:p text:style-name="P8">], </text:p>
      <text:p text:style-name="P8">], </text:p>
      <text:p text:style-name="P8">], </text:p>
      <text:p text:style-name="P8">];</text:p>
      <text:p text:style-name="P4"/>
      <text:p text:style-name="P13">Usage :</text:p>
      <text:p text:style-name="P13"/>
      <text:p text:style-name="P10">Component :</text:p>
      <text:p text:style-name="P10"/>
      <text:p text:style-name="P11"><text:s text:c="2"/><text:span text:style-name="T38"><text:s/></text:span><text:span text:style-name="T39">use Kerox\Push\Adapter\Fcm; </text:span></text:p>
      <text:p text:style-name="P28"><text:s text:c="3"/>use Kerox\Push\Push;</text:p>
      <text:p text:style-name="P14"/>
      <text:p text:style-name="P15"><text:span text:style-name="T1"><text:s text:c="4"/></text:span><text:span text:style-name="T15">// Firebase Push Notification</text:span></text:p>
      <text:p text:style-name="P16"><text:span text:style-name="T1"><text:s text:c="4"/></text:span><text:span text:style-name="T16">public </text:span><text:span text:style-name="T17">function</text:span><text:span text:style-name="T1"> pushNotification (</text:span><text:span text:style-name="T2">$fcmToken</text:span><text:span text:style-name="T1">, </text:span><text:span text:style-name="T2">$msgTitle</text:span><text:span text:style-name="T1">, </text:span><text:span text:style-name="T2">$msgBody</text:span><text:span text:style-name="T1">)</text:span></text:p>
      <text:p text:style-name="P17"><text:s text:c="4"/>{</text:p>
      <text:p text:style-name="P16"><text:soft-page-break/><text:span text:style-name="T1"><text:s text:c="8"/>$adapter = </text:span><text:span text:style-name="T17">new </text:span><text:span text:style-name="T22">Fcm</text:span><text:span text:style-name="T1">();</text:span></text:p>
      <text:p text:style-name="P17"><text:s text:c="8"/></text:p>
      <text:p text:style-name="P17"><text:s text:c="8"/>$adapter</text:p>
      <text:p text:style-name="P16"><text:span text:style-name="T1"><text:s text:c="8"/>-&gt;setTokens([</text:span><text:span text:style-name="T2">$fcmToken</text:span><text:span text:style-name="T1">])</text:span></text:p>
      <text:p text:style-name="P17"><text:s text:c="8"/>-&gt;setNotification([</text:p>
      <text:p text:style-name="P16"><text:span text:style-name="T1"><text:s text:c="12"/></text:span><text:span text:style-name="T23">'title' </text:span><text:span text:style-name="T1">=&gt; </text:span><text:span text:style-name="T2">$msgTitle</text:span><text:span text:style-name="T1">,</text:span></text:p>
      <text:p text:style-name="P16"><text:span text:style-name="T1"><text:s text:c="12"/></text:span><text:span text:style-name="T23">'body' <text:s/></text:span><text:span text:style-name="T1">=&gt; </text:span><text:span text:style-name="T2">$msgBody</text:span></text:p>
      <text:p text:style-name="P17"><text:s text:c="8"/>])</text:p>
      <text:p text:style-name="P17"><text:s text:c="8"/>-&gt;setDatas([</text:p>
      <text:p text:style-name="P16"><text:span text:style-name="T1"><text:s text:c="12"/></text:span><text:span text:style-name="T23">'data-1' </text:span><text:span text:style-name="T1">=&gt; </text:span><text:span text:style-name="T23">'e-Mal' <text:s text:c="11"/></text:span></text:p>
      <text:p text:style-name="P16"><text:span text:style-name="T23"><text:s text:c="8"/></text:span><text:span text:style-name="T1">])</text:span></text:p>
      <text:p text:style-name="P17"><text:s text:c="8"/>-&gt;setParameters([</text:p>
      <text:p text:style-name="P16"><text:span text:style-name="T1"><text:s text:c="12"/></text:span><text:span text:style-name="T23">'dry_run' </text:span><text:span text:style-name="T1">=&gt; </text:span><text:span text:style-name="T17">false</text:span></text:p>
      <text:p text:style-name="P16"><text:span text:style-name="T17"><text:s text:c="8"/></text:span><text:span text:style-name="T1">]);</text:span></text:p>
      <text:p text:style-name="P16"><text:span text:style-name="T1"><text:s text:c="8"/>$push = </text:span><text:span text:style-name="T17">new </text:span><text:span text:style-name="T22">Push</text:span><text:span text:style-name="T1">($adapter); <text:s text:c="6"/></text:span></text:p>
      <text:p text:style-name="P16"><text:span text:style-name="T1"><text:s text:c="8"/></text:span><text:span text:style-name="T15">// Make the push</text:span></text:p>
      <text:p text:style-name="P17"><text:s text:c="8"/>$result = $push-&gt;send();</text:p>
      <text:p text:style-name="P16"><text:span text:style-name="T1"><text:s text:c="8"/></text:span><text:span text:style-name="T15">// Get the response</text:span></text:p>
      <text:p text:style-name="P17"><text:s text:c="8"/>$response = $push-&gt;response(); <text:s text:c="7"/></text:p>
      <text:p text:style-name="P16"><text:span text:style-name="T1"><text:s text:c="8"/></text:span><text:span text:style-name="T17">if</text:span><text:span text:style-name="T1">($response-&gt;</text:span><text:span text:style-name="T23">code</text:span><text:span text:style-name="T1"> == 200){</text:span></text:p>
      <text:p text:style-name="P16"><text:span text:style-name="T1"><text:s text:c="12"/></text:span><text:span text:style-name="T17">return true</text:span><text:span text:style-name="T1">;</text:span></text:p>
      <text:p text:style-name="P16"><text:span text:style-name="T1"><text:s text:c="8"/>} </text:span><text:span text:style-name="T17">else </text:span><text:span text:style-name="T1">{</text:span></text:p>
      <text:p text:style-name="P16"><text:span text:style-name="T1"><text:s text:c="12"/></text:span><text:span text:style-name="T17">return false</text:span><text:span text:style-name="T1">;</text:span></text:p>
      <text:p text:style-name="P17"><text:s text:c="8"/>}</text:p>
      <text:p text:style-name="P17"><text:s text:c="4"/>}</text:p>
      <text:p text:style-name="P15"/>
      <text:p text:style-name="P15"><text:s text:c="4"/></text:p>
      <text:p text:style-name="P26"><text:s text:c="3"/><text:span text:style-name="T32">C</text:span><text:span text:style-name="T33">ontroller</text:span><text:span text:style-name="T32"> </text:span><text:span text:style-name="T33">action's </text:span><text:span text:style-name="T32">: </text:span><text:span text:style-name="T35">Ex.</text:span><text:span text:style-name="T34"> </text:span><text:span text:style-name="T32"><text:s/></text:span></text:p>
      <text:p text:style-name="P26"><text:span text:style-name="T32"><text:s text:c="5"/></text:span></text:p>
      <text:p text:style-name="P27"><text:span text:style-name="T37"><text:s text:c="3"/></text:span><text:span text:style-name="T5">$this-&gt;loadComponent(</text:span><text:span text:style-name="T25">'Global'</text:span><text:span text:style-name="T5">);</text:span></text:p>
      <text:p text:style-name="P26"><text:span text:style-name="T32"/></text:p>
      <text:p text:style-name="P27"><text:span text:style-name="T4"><text:s text:c="2"/></text:span><text:span text:style-name="T20">if </text:span><text:span text:style-name="T10">($fcm_</text:span><text:span text:style-name="T11">t</text:span><text:span text:style-name="T10">oken) {</text:span></text:p>
      <text:p text:style-name="P19"><text:span text:style-name="T13"><text:s text:c="7"/>$msgTitle = </text:span><text:span text:style-name="T14">__</text:span><text:span text:style-name="T13">(</text:span><text:span text:style-name="T26">'Congrats your Account type has been upgraded'</text:span><text:span text:style-name="T13">);</text:span></text:p>
      <text:p text:style-name="P18"><text:span text:style-name="T13"><text:s text:c="7"/>$msgBody = </text:span><text:span text:style-name="T14">__</text:span><text:span text:style-name="T13">(</text:span><text:span text:style-name="T26">'Congrats your Account type has been upgraded to {0}. Enjoy the increased transaction limit of {1}'</text:span><text:span text:style-name="T13">, $this-&gt;</text:span><text:span text:style-name="T26">request</text:span><text:span text:style-name="T13">-&gt;getData(</text:span><text:span text:style-name="T26">'notify_acclevel'</text:span><text:span text:style-name="T13">), $this-&gt;</text:span><text:span text:style-name="T26">request</text:span><text:span text:style-name="T13">-&gt;getData(</text:span><text:span text:style-name="T26">'notify_maxspent'</text:span><text:span text:style-name="T13">));</text:span></text:p>
      <text:p text:style-name="P18"><text:span text:style-name="T13"><text:s text:c="7"/>$this-&gt;</text:span><text:span text:style-name="T26">Global</text:span><text:span text:style-name="T13">-&gt;pushNotification($fcmToken, $msgTitle, $msgBody); <text:s text:c="38"/></text:span></text:p>
      <text:p text:style-name="P18"><text:span text:style-name="T13"><text:s text:c="7"/>}</text:span></text:p>
      <text:p text:style-name="P2"/>
      <text:p text:style-name="P2"/>
      <text:p text:style-name="P2"/>
      <text:p text:style-name="P2">* <text:span text:style-name="T29">fcm token which was provided by Android/iOS at time of sign up need to store in database for </text:span><text:span text:style-name="T30">usage</text:span><text:span text:style-name="T2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3T17:03:52.450298386</meta:creation-date>
    <dc:date>2018-07-16T13:30:44.221394927</dc:date>
    <meta:editing-duration>PT41M41S</meta:editing-duration>
    <meta:editing-cycles>23</meta:editing-cycles>
    <meta:generator>LibreOffice/4.2.8.2$Linux_X86_64 LibreOffice_project/420m0$Build-2</meta:generator>
    <meta:document-statistic meta:table-count="0" meta:image-count="0" meta:object-count="0" meta:page-count="2" meta:paragraph-count="74" meta:word-count="238" meta:character-count="2080" meta:non-whitespace-character-count="1542"/>
  </office:meta>
</office:document-meta>
</file>